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f6d7" officeooo:paragraph-rsid="0035f6d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6c681" officeooo:paragraph-rsid="0036c681"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31c2b"/>
    </style:style>
    <style:style style:name="T11" style:family="text">
      <style:text-properties officeooo:rsid="00337b2d"/>
    </style:style>
    <style:style style:name="T12" style:family="text">
      <style:text-properties officeooo:rsid="003420e4"/>
    </style:style>
    <style:style style:name="T13" style:family="text">
      <style:text-properties officeooo:rsid="0036c68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0">e=0.<text:span text:style-name="T8">1</text:span>: <text:span text:style-name="T8">seems to be learning but very slowly </text:span><text:span text:style-name="T2">(test_id=1)</text:span></text:p>
        </text:list-item>
        <text:list-item>
          <text:p text:style-name="P10">e=0.<text:span text:style-name="T8">5</text:span>: <text:span text:style-name="T5"><text:s/></text:span><text:span text:style-name="T8">gets stuck – stopped at 2000 episodes </text:span><text:span text:style-name="T3">(test_id=2)</text:span></text:p>
        </text:list-item>
        <text:list-item>
          <text:p text:style-name="P10">e=0.<text:span text:style-name="T3">8</text:span>: <text:span text:style-name="T5"><text:s/></text:span><text:span text:style-name="T8">gets stuck – stopped at 2000 episodes </text:span><text:span text:style-name="T4">(test_id=3)</text:span></text:p>
        </text:list-item>
        <text:list-item>
          <text:p text:style-name="P12">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1">e=0.<text:span text:style-name="T8">1</text:span>: <text:span text:style-name="T9">learns </text:span><text:span text:style-name="T2">(test_id=</text:span><text:span text:style-name="T8">5</text:span><text:span text:style-name="T2">)</text:span></text:p>
        </text:list-item>
        <text:list-item>
          <text:p text:style-name="P11">e=0.<text:span text:style-name="T8">5</text:span>: <text:span text:style-name="T5"><text:s/></text:span><text:span text:style-name="T9">gets stuck </text:span><text:span text:style-name="T3">(test_id=</text:span><text:span text:style-name="T8">6</text:span><text:span text:style-name="T3">)</text:span></text:p>
        </text:list-item>
        <text:list-item>
          <text:p text:style-name="P11">e=0.<text:span text:style-name="T3">8</text:span>: <text:span text:style-name="T5"><text:s/></text:span><text:span text:style-name="T9">gets stuck </text:span><text:span text:style-name="T4">(test_id=</text:span><text:span text:style-name="T8">7</text:span><text:span text:style-name="T4">)</text:span></text:p>
        </text:list-item>
        <text:list-item>
          <text:p text:style-name="P13">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0">converges faster</text:span>. <text:span text:style-name="T11">And also test 9 with activation function silu instead of selu. </text:span><text:span text:style-name="T12">Also tried classic relu.</text:span></text:p>
      <text:p text:style-name="P8"/>
      <text:p text:style-name="P9">SiLU makes the difference on the same iterations, but only for varying (decaying) epsilon value.</text:p>
      <text:p text:style-name="P9"/>
      <text:p text:style-name="P9">Proceeding with SiLU and test different lr, tau and epsilon range.</text:p>
      <text:p text:style-name="P9"/>
      <text:p text:style-name="P15">Tests 10 and 13 seem to learn faster that others. Specifically test 13 achieves a bigger maximum than test 10, but comparing losses test 10 presents lower loss. Both have a similar average of 100 episodes, the main difference is the loss. <text:span text:style-name="T13">Their parametric difference is the Tau parameter with test 10 with smaller value learning in a more stable way, than the test 13 that achieves higher peaks.</text:span></text:p>
      <text:p text:style-name="P15"/>
      <text:p text:style-name="P16">Proceeding with test 10 to see if the c steps parameter make any difference and also examine lower epsilon bounds.</text:p>
      <text:p text:style-name="P15"/>
      <text:p text:style-name="P15"/>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6T11:05:22.814116407</dc:date>
    <meta:editing-duration>PT1H26M50S</meta:editing-duration>
    <meta:editing-cycles>27</meta:editing-cycles>
    <meta:generator>LibreOffice/7.6.7.2$Linux_X86_64 LibreOffice_project/60$Build-2</meta:generator>
    <meta:document-statistic meta:table-count="0" meta:image-count="0" meta:object-count="0" meta:page-count="1" meta:paragraph-count="19" meta:word-count="416" meta:character-count="2488" meta:non-whitespace-character-count="2083"/>
  </office:meta>
</office:document-meta>
</file>